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asJettyPrincipal.get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asJettyPrincipal.setSubject( Subject 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asJettyPrincipal.JaasJettyPrincipal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asJettyPrincipa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